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2cm" svg:height="9.004cm" svg:x="0.797cm" svg:y="3.586cm">
            <draw:object draw:notify-on-update-of-ranges="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89cm" svg:height="9.006cm" svg:x="16.88cm" svg:y="3.558cm">
            <draw:object draw:notify-on-update-of-ranges="Sheet1.C3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9.005cm" svg:x="0.797cm" svg:y="12.687cm">
            <draw:object draw:notify-on-update-of-ranges="Sheet1.D3:Sheet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103cm" svg:height="8.979cm" svg:x="16.854cm" svg:y="12.723cm">
            <draw:object draw:notify-on-update-of-ranges="Sheet1.E3:Sheet1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 table:number-columns-spanned="4" table:number-rows-spanned="1">
            <text:p>RSM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cket Delivery Ratio</text:p>
          </table:table-cell>
          <table:table-cell office:value-type="string" calcext:value-type="string">
            <text:p>Packets Dropped</text:p>
          </table:table-cell>
          <table:table-cell office:value-type="string" calcext:value-type="string">
            <text:p>Average Throughput</text:p>
          </table:table-cell>
          <table:table-cell office:value-type="string" calcext:value-type="string">
            <text:p>End to End D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ce2" office:value-type="float" office:value="0.0407" calcext:value-type="float">
            <text:p>0.0407</text:p>
          </table:table-cell>
          <table:table-cell office:value-type="float" office:value="105.4825" calcext:value-type="float">
            <text:p>105.4825</text:p>
          </table:table-cell>
          <table:table-cell office:value-type="float" office:value="517.2633" calcext:value-type="float">
            <text:p>517.2633</text:p>
          </table:table-cell>
          <table:table-cell office:value-type="float" office:value="367.1506" calcext:value-type="float">
            <text:p>367.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nearest neightbour</text:p>
          </table:table-cell>
          <table:table-cell office:value-type="float" office:value="0.0419" calcext:value-type="float">
            <text:p>0.0419</text:p>
          </table:table-cell>
          <table:table-cell table:style-name="ce2" office:value-type="float" office:value="90.8234" calcext:value-type="float">
            <text:p>90.8234</text:p>
          </table:table-cell>
          <table:table-cell table:style-name="ce2" office:value-type="float" office:value="445.5967" calcext:value-type="float">
            <text:p>445.5967</text:p>
          </table:table-cell>
          <table:table-cell table:style-name="ce2" office:value-type="float" office:value="350.0411" calcext:value-type="float">
            <text:p>350.0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ision Tree</text:p>
          </table:table-cell>
          <table:table-cell table:style-name="ce2" office:value-type="float" office:value="0.0407" calcext:value-type="float">
            <text:p>0.0407</text:p>
          </table:table-cell>
          <table:table-cell office:value-type="float" office:value="105.4825" calcext:value-type="float">
            <text:p>105.4825</text:p>
          </table:table-cell>
          <table:table-cell office:value-type="float" office:value="517.2633" calcext:value-type="float">
            <text:p>517.2633</text:p>
          </table:table-cell>
          <table:table-cell office:value-type="float" office:value="367.1506" calcext:value-type="float">
            <text:p>367.1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Vector Regression</text:p>
          </table:table-cell>
          <table:table-cell office:value-type="float" office:value="0.0411" calcext:value-type="float">
            <text:p>0.0411</text:p>
          </table:table-cell>
          <table:table-cell office:value-type="float" office:value="114.0076" calcext:value-type="float">
            <text:p>114.0076</text:p>
          </table:table-cell>
          <table:table-cell office:value-type="float" office:value="561.9455" calcext:value-type="float">
            <text:p>561.9455</text:p>
          </table:table-cell>
          <table:table-cell office:value-type="float" office:value="392.7129" calcext:value-type="float">
            <text:p>392.7129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1:25:01.235784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0:53:20.959148543</meta:creation-date>
    <dc:date>2022-11-07T11:26:06.471007055</dc:date>
    <meta:editing-duration>PT12M15S</meta:editing-duration>
    <meta:editing-cycles>3</meta:editing-cycles>
    <meta:generator>LibreOffice/6.4.7.2$Linux_X86_64 LibreOffice_project/40$Build-2</meta:generator>
    <meta:document-statistic meta:table-count="1" meta:cell-count="2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5.756cm" svg:y="0.316cm" chart:style-name="ch2">
          <text:p>Packet Delivery Ratio</text:p>
        </chart:title>
        <chart:plot-area chart:style-name="ch3" table:cell-range-address="Sheet1.B3:Sheet1.B6" svg:x="0.319cm" svg:y="1.275cm" svg:width="15.355cm" svg:height="7.55cm">
          <chartooo:coordinate-region svg:x="0.755cm" svg:y="1.275cm" svg:width="14.494cm" svg:height="6.9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07">
                <text:p>0.0407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9">
                <text:p>0.0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1">
                <text:p>0.0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9cm" svg:height="9.007cm" xlink:href=".." xlink:type="simple" chart:class="chart:bar" chart:style-name="ch1">
        <chart:title svg:x="6.255cm" svg:y="0.316cm" chart:style-name="ch2">
          <text:p>Packets Dropped</text:p>
        </chart:title>
        <chart:plot-area chart:style-name="ch3" table:cell-range-address="Sheet1.C3:Sheet1.C6" svg:x="0.321cm" svg:y="1.275cm" svg:width="15.448cm" svg:height="7.552cm">
          <chartooo:coordinate-region svg:x="0.757cm" svg:y="1.275cm" svg:width="14.732cm" svg:height="6.9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4825">
                <text:p>105.4825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8234">
                <text:p>90.8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.4825">
                <text:p>105.4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.0076">
                <text:p>114.0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5.92cm" svg:y="0.316cm" chart:style-name="ch2">
          <text:p>Average Throughput</text:p>
        </chart:title>
        <chart:plot-area chart:style-name="ch3" table:cell-range-address="Sheet1.D3:Sheet1.D6" svg:x="0.32cm" svg:y="1.275cm" svg:width="15.363cm" svg:height="7.551cm">
          <chartooo:coordinate-region svg:x="0.756cm" svg:y="1.275cm" svg:width="14.647cm" svg:height="6.9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7.2633">
                <text:p>517.2633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5.5967">
                <text:p>445.5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.2633">
                <text:p>517.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.9455">
                <text:p>561.9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width="0.1cm" draw:fill-color="#ffff38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04cm" svg:height="8.98cm" xlink:href=".." xlink:type="simple" chart:class="chart:bar" chart:style-name="ch1">
        <chart:title svg:x="6.249cm" svg:y="0.315cm" chart:style-name="ch2">
          <text:p>End to End Delay</text:p>
        </chart:title>
        <chart:plot-area chart:style-name="ch3" table:cell-range-address="Sheet1.E3:Sheet1.E6" svg:x="0.322cm" svg:y="1.273cm" svg:width="15.46cm" svg:height="7.528cm">
          <chartooo:coordinate-region svg:x="0.758cm" svg:y="1.273cm" svg:width="14.743cm" svg:height="6.8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.1506">
                <text:p>367.1506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.0411">
                <text:p>350.0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.1506">
                <text:p>367.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129">
                <text:p>392.7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